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D" style:family="table-column">
      <style:table-column-properties style:column-width="1.3854in" style:rel-column-width="1310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 style:master-page-name="">
      <style:paragraph-properties fo:margin-left="-0.0209in" fo:margin-right="-0.0102in" fo:margin-top="0in" fo:margin-bottom="0in" fo:text-indent="0in" style:auto-text-indent="false" style:page-number="auto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Standard" style:list-style-name="L1"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L2"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3"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4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25in" fo:text-indent="-0.25in" fo:margin-left="1.6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25in" fo:text-indent="-0.25in" fo:margin-left="2.1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5in" fo:text-indent="-0.25in" fo:margin-left="2.6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25in" fo:text-indent="-0.25in" fo:margin-left="3.1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425in" fo:text-indent="-0.25in" fo:margin-left="3.6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425in" fo:text-indent="-0.25in" fo:margin-left="1.6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425in" fo:text-indent="-0.25in" fo:margin-left="2.1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425in" fo:text-indent="-0.25in" fo:margin-left="2.6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425in" fo:text-indent="-0.25in" fo:margin-left="3.1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425in" fo:text-indent="-0.25in" fo:margin-left="3.6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3"/>RESUME </text:p>
      <text:p text:style-name="P1"/>
      <text:p text:style-name="P1"><text:span text:style-name="T4">NAME <text:s/></text:span><text:s text:c="4"/>: <text:span text:style-name="T1"><text:s text:c="2"/>john c</text:span></text:p>
      <text:p text:style-name="P1"/>
      <text:p text:style-name="P1">EMAIL ID: <text:span text:style-name="T1">john123@gmail.com</text:span></text:p>
      <text:p text:style-name="P1"><text:s text:c="22"/></text:p>
      <text:p text:style-name="P1">CONTACT: <text:span text:style-name="T1">546256</text:span></text:p>
      <text:p text:style-name="P1"/>
      <text:p text:style-name="P1">CAREER OBJECTIVE:</text:p>
      <text:p text:style-name="P3"><text:s text:c="20"/>As being a software developer I want to serve my nation by creating new applications <text:s/></text:p>
      <text:p text:style-name="P1"/>
      <text:p text:style-name="P1">EDUCATIONAL QUALIFICATIONS:</text:p>
      <text:p text:style-name="P2"><text:s text:c="2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4"><text:s text:c="2"/>COLLEGE</text:p>
          </table:table-cell>
          <table:table-cell table:style-name="Table1.B1" office:value-type="string">
            <text:p text:style-name="P4">UNIVERSITY</text:p>
          </table:table-cell>
          <table:table-cell table:style-name="Table1.B1" office:value-type="string">
            <text:p text:style-name="P4">DEGREE AND BRANCH</text:p>
          </table:table-cell>
          <table:table-cell table:style-name="Table1.B1" office:value-type="string">
            <text:p text:style-name="P4"><text:s/>YEAR</text:p>
          </table:table-cell>
          <table:table-cell table:style-name="Table1.E1" office:value-type="string">
            <text:p text:style-name="P4"><text:s/>DIVISION</text:p>
          </table:table-cell>
        </table:table-row>
        <table:table-row>
          <table:table-cell table:style-name="Table1.A2" office:value-type="string">
            <text:p text:style-name="P4">USC</text:p>
          </table:table-cell>
          <table:table-cell table:style-name="Table1.B2" office:value-type="string">
            <text:p text:style-name="P4">CALTECH</text:p>
          </table:table-cell>
          <table:table-cell table:style-name="Table1.B2" office:value-type="string">
            <text:p text:style-name="P4">AI</text:p>
          </table:table-cell>
          <table:table-cell table:style-name="Table1.B2" office:value-type="string">
            <text:p text:style-name="P4">2001-2003</text:p>
          </table:table-cell>
          <table:table-cell table:style-name="Table1.E2" office:value-type="string">
            <text:p text:style-name="P4">First class with distinction</text:p>
          </table:table-cell>
        </table:table-row>
        <table:table-row>
          <table:table-cell table:style-name="Table1.B2" office:value-type="string">
            <text:p text:style-name="P4">GNITS</text:p>
          </table:table-cell>
          <table:table-cell table:style-name="Table1.B2" office:value-type="string">
            <text:p text:style-name="P4">JNTUH</text:p>
          </table:table-cell>
          <table:table-cell table:style-name="Table1.B2" office:value-type="string">
            <text:p text:style-name="P4">CSE</text:p>
          </table:table-cell>
          <table:table-cell table:style-name="Table1.B2" office:value-type="string">
            <text:p text:style-name="P4">1996-2000</text:p>
          </table:table-cell>
          <table:table-cell table:style-name="Table1.E2" office:value-type="string">
            <text:p text:style-name="P4">First class with distinction</text:p>
          </table:table-cell>
        </table:table-row>
        <table:table-row>
          <table:table-cell table:style-name="Table1.B2" office:value-type="string">
            <text:p text:style-name="P4">SJPS</text:p>
          </table:table-cell>
          <table:table-cell table:style-name="Table1.B2" office:value-type="string">
            <text:p text:style-name="P4">ICSE</text:p>
          </table:table-cell>
          <table:table-cell table:style-name="Table1.B2" office:value-type="string">
            <text:p text:style-name="P4">10th</text:p>
          </table:table-cell>
          <table:table-cell table:style-name="Table1.B2" office:value-type="string">
            <text:p text:style-name="P4">1995-1996</text:p>
          </table:table-cell>
          <table:table-cell table:style-name="Table1.E2" office:value-type="string">
            <text:p text:style-name="P4">First class with distinction</text:p>
          </table:table-cell>
        </table:table-row>
      </table:table>
      <text:p text:style-name="P2"/>
      <text:p text:style-name="P1">PERSONAL INFORMATION :</text:p>
      <text:p text:style-name="P1"/>
      <text:p text:style-name="P1">STRENGTHS:</text:p>
      <text:p text:style-name="P2"><text:s text:c="28"/>I've great ability to grasp things at a faster pace as compared to other people outside the market.</text:p>
      <text:p text:style-name="P1">WEAKNESS: </text:p>
      <text:p text:style-name="P2"><text:s text:c="28"/>Introverted,self reliable which makes me uncomfortable in group discussions. </text:p>
      <text:p text:style-name="P1"/>
      <text:p text:style-name="P1"/>
      <text:p text:style-name="P1">HOBBIES:</text:p>
      <text:p text:style-name="Standard"><text:span text:style-name="T2"><text:s text:c="31"/></text:span><text:span text:style-name="T3">Writing blogs</text:span></text:p>
      <text:p text:style-name="P2"><text:s text:c="31"/>playing guitar</text:p>
      <text:p text:style-name="P2"><text:s text:c="31"/>interested in digital creations,illustration arts,</text:p>
      <text:list xml:id="list901431058401677497" text:style-name="L1">
        <text:list-header>
          <text:p text:style-name="P5"><text:soft-page-break/>travelling to coasts,</text:p>
        </text:list-header>
      </text:list>
      <text:list xml:id="list2570774607634358102" text:style-name="L2">
        <text:list-header>
          <text:p text:style-name="P6">jamming to kpop and pop music.</text:p>
        </text:list-header>
      </text:list>
      <text:p text:style-name="P1"/>
      <text:p text:style-name="P1"/>
      <text:p text:style-name="P1">JOB DESCRIPTION:</text:p>
      <text:p text:style-name="P2"/>
      <text:p text:style-name="P2">As my majors are in cs background i'd like to apply for a post of a software engineer.Having knowledge,i can work as both frontend and backdend developer.</text:p>
      <text:p text:style-name="P1"/>
      <text:p text:style-name="P1"/>
      <text:p text:style-name="P1">TECHNICAL SKILLS:</text:p>
      <text:list xml:id="list6477265376917477279" text:style-name="L3">
        <text:list-item>
          <text:p text:style-name="P7">Operating systems <text:s text:c="7"/>: MS-Windows</text:p>
        </text:list-item>
        <text:list-item>
          <text:p text:style-name="P7">Data Bases <text:s text:c="19"/>: Oracle , Ms</text:p>
        </text:list-item>
        <text:list-item>
          <text:p text:style-name="P7">Programming skills <text:s text:c="5"/>: <text:s/>c,c++,java</text:p>
        </text:list-item>
      </text:list>
      <text:p text:style-name="P1"/>
      <text:p text:style-name="P1">PROJECTS COMPLETED:</text:p>
      <text:list xml:id="list8607163417331816816" text:style-name="L4">
        <text:list-item>
          <text:p text:style-name="P8">Major project in AUTOMATION AND ROBOTICS</text:p>
        </text:list-item>
        <text:list-item>
          <text:p text:style-name="P8">Capstone project in COMPUTER ARCHITECTURE</text:p>
        </text:list-item>
        <text:list-item>
          <text:p text:style-name="P8">Programming knowledge:C,C++,JAVA,PYTHON</text:p>
          <text:p text:style-name="P8"><text:s/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gasaisriya </meta:initial-creator>
    <meta:creation-date>2020-08-19T14:39:16.46</meta:creation-date>
    <dc:date>2020-09-02T14:05:08.34</dc:date>
    <dc:creator>nagasaisriya </dc:creator>
    <meta:editing-duration>PT48M42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2" meta:paragraph-count="51" meta:word-count="178" meta:character-count="1451"/>
  </office:meta>
</office:document-meta>
</file>